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微软雅黑" svg:font-family="微软雅黑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62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3.141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4181in" fo:break-before="auto" style:use-optimal-row-height="true"/>
    </style:style>
    <style:style style:name="ta1" style:family="table" style:master-page-name="PageStyle_5f_Q1">
      <style:table-properties table:display="true" style:writing-mode="lr-tb" tableooo:tab-color="#22b5c3"/>
    </style:style>
    <style:style style:name="ta2" style:family="table" style:master-page-name="PageStyle_5f_Q2">
      <style:table-properties table:display="true" style:writing-mode="lr-tb" tableooo:tab-color="#a3be57"/>
    </style:style>
    <style:style style:name="ta3" style:family="table" style:master-page-name="PageStyle_5f_Q3">
      <style:table-properties table:display="true" style:writing-mode="lr-tb" tableooo:tab-color="#ff9c9c"/>
    </style:style>
    <style:style style:name="ta4" style:family="table" style:master-page-name="PageStyle_5f_Q4">
      <style:table-properties table:display="true" style:writing-mode="lr-tb" tableooo:tab-color="#48cfef"/>
    </style:style>
    <style:style style:name="ta5" style:family="table" style:master-page-name="PageStyle_5f_Q5">
      <style:table-properties table:display="true" style:writing-mode="lr-tb" tableooo:tab-color="#25bf6e"/>
    </style:style>
    <style:style style:name="ta6" style:family="table" style:master-page-name="PageStyle_5f_Q6">
      <style:table-properties table:display="true" style:writing-mode="lr-tb" tableooo:tab-color="#ea5f35"/>
    </style:style>
    <style:style style:name="ta7" style:family="table" style:master-page-name="PageStyle_5f_Q7">
      <style:table-properties table:display="true" style:writing-mode="lr-tb" tableooo:tab-color="#7e85e0"/>
    </style:style>
    <style:style style:name="ta8" style:family="table" style:master-page-name="PageStyle_5f_Q8">
      <style:table-properties table:display="true" style:writing-mode="lr-tb" tableooo:tab-color="#f2bd7c"/>
    </style:style>
    <style:style style:name="ta9" style:family="table" style:master-page-name="PageStyle_5f_Q9">
      <style:table-properties table:display="true" style:writing-mode="lr-tb" tableooo:tab-color="#bbbbba"/>
    </style:style>
    <style:style style:name="ta10" style:family="table" style:master-page-name="PageStyle_5f_Q10">
      <style:table-properties table:display="true" style:writing-mode="lr-tb" tableooo:tab-color="#7257a2"/>
    </style:style>
    <style:style style:name="ta11" style:family="table" style:master-page-name="PageStyle_5f_Q11">
      <style:table-properties table:display="true" style:writing-mode="lr-tb" tableooo:tab-color="#22b5c3"/>
    </style:style>
    <style:style style:name="ta12" style:family="table" style:master-page-name="PageStyle_5f_Q12">
      <style:table-properties table:display="true" style:writing-mode="lr-tb" tableooo:tab-color="#a3be57"/>
    </style:style>
    <style:style style:name="ta13" style:family="table" style:master-page-name="PageStyle_5f_Q13">
      <style:table-properties table:display="true" style:writing-mode="lr-tb" tableooo:tab-color="#ff9c9c"/>
    </style:style>
    <style:style style:name="ta14" style:family="table" style:master-page-name="PageStyle_5f_Q14">
      <style:table-properties table:display="true" style:writing-mode="lr-tb" tableooo:tab-color="#48cfef"/>
    </style:style>
    <style:style style:name="ta15" style:family="table" style:master-page-name="PageStyle_5f_Q15">
      <style:table-properties table:display="true" style:writing-mode="lr-tb" tableooo:tab-color="#25bf6e"/>
    </style:style>
    <style:style style:name="ta16" style:family="table" style:master-page-name="PageStyle_5f_Q16">
      <style:table-properties table:display="true" style:writing-mode="lr-tb" tableooo:tab-color="#ea5f35"/>
    </style:style>
    <style:style style:name="ta17" style:family="table" style:master-page-name="PageStyle_5f_Q17">
      <style:table-properties table:display="true" style:writing-mode="lr-tb" tableooo:tab-color="#7e85e0"/>
    </style:style>
    <style:style style:name="ta18" style:family="table" style:master-page-name="PageStyle_5f_Q18">
      <style:table-properties table:display="true" style:writing-mode="lr-tb" tableooo:tab-color="#f2bd7c"/>
    </style:style>
    <style:style style:name="ce1" style:family="table-cell" style:parent-style-name="Default">
      <style:table-cell-properties fo:background-color="#1c658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808080" style:rotation-align="none"/>
      <style:text-properties fo:color="#808080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ffb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style:font-name="微软雅黑" style:font-name-asian="微软雅黑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style:diagonal-bl-tr="none" style:diagonal-tl-br="none" fo:border="0.74pt solid #808080" style:rotation-align="non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1:Gender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1.I16" table:end-x="0.3626in" table:end-y="0.1776in" draw:z-index="0" draw:name="Chart 1" draw:style-name="gr1" draw:text-style-name="P1" svg:width="4.9457in" svg:height="3.0004in" svg:x="0.0303in" svg:y="0.0945in">
              <draw:object draw:notify-on-update-of-ranges="Q1.B19:Q1.B20 Q1.H19:Q1.H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3">
          <table:table-cell/>
          <table:table-cell table:style-name="ce2" table:number-columns-spanned="6" table:number-rows-spanned="1"/>
          <table:covered-table-cell table:number-columns-repeated="5" table:style-name="ce2"/>
          <table:table-cell table:style-name="ce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male</text:p>
          </table:table-cell>
          <table:covered-table-cell table:number-columns-repeated="5" table:style-name="ce3"/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female</text:p>
          </table:table-cell>
          <table:covered-table-cell table:number-columns-repeated="5" table:style-name="ce3"/>
          <table:table-cell table:style-name="ce3"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7" table:number-rows-spanned="1">
            <text:p>The number of respondents：17</text:p>
          </table:table-cell>
          <table:covered-table-cell table:number-columns-repeated="6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table:formula="of:=HYPERLINK(&quot;#Q2!A1&quot;;&quot;Next&quot;)" office:value-type="string" office:string-value="Next" calcext:value-type="string">
            <text:p>Nex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2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2:Age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2.I16" table:end-x="0.3626in" table:end-y="0.1776in" draw:z-index="0" draw:name="Chart 1" draw:style-name="gr1" draw:text-style-name="P1" svg:width="4.9457in" svg:height="3.0004in" svg:x="0.0303in" svg:y="0.0945in">
              <draw:object draw:notify-on-update-of-ranges="Q2.B19:Q2.B22 Q2.H19:Q2.H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3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15-25</text:p>
          </table:table-cell>
          <table:covered-table-cell table:number-columns-repeated="5" table:style-name="ce3"/>
          <table:table-cell table:style-name="ce3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25-35</text:p>
          </table:table-cell>
          <table:covered-table-cell table:number-columns-repeated="5" table:style-name="ce3"/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35-45</text:p>
          </table:table-cell>
          <table:covered-table-cell table:number-columns-repeated="5" table:style-name="ce3"/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45</text:p>
          </table:table-cell>
          <table:covered-table-cell table:number-columns-repeated="5" table:style-name="ce3"/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The number of respondents：17</text:p>
          </table:table-cell>
          <table:table-cell table:style-name="ce4" table:number-columns-repeated="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table:formula="of:=HYPERLINK(&quot;#Q1!A1&quot;;&quot;Last&quot;)" office:value-type="string" office:string-value="Last" calcext:value-type="string">
            <text:p>Last</text:p>
          </table:table-cell>
          <table:table-cell table:style-name="ce5" table:formula="of:=HYPERLINK(&quot;#Q3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3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3:Are you working?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3.I16" table:end-x="0.3626in" table:end-y="0.1776in" draw:z-index="0" draw:name="Chart 1" draw:style-name="gr1" draw:text-style-name="P1" svg:width="4.9457in" svg:height="3.0004in" svg:x="0.0303in" svg:y="0.0945in">
              <draw:object draw:notify-on-update-of-ranges="Q3.B19:Q3.B20 Q3.H19:Q3.H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4">
          <table:table-cell table:number-columns-repeated="2"/>
          <table:table-cell table:style-name="ce2" table:number-columns-repeated="5"/>
          <table:table-cell table:number-columns-repeated="2"/>
          <table:table-cell table:style-name="ce2" office:value-type="string" calcext:value-type="string">
            <text:p>Jobs: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Yes, I am</text:p>
          </table:table-cell>
          <table:covered-table-cell table:number-columns-repeated="5" table:style-name="ce3"/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sales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No, I am a student</text:p>
          </table:table-cell>
          <table:covered-table-cell table:number-columns-repeated="5" table:style-name="ce3"/>
          <table:table-cell table:style-name="ce3" office:value-type="float" office:value="9" calcext:value-type="float">
            <text:p>9</text:p>
          </table:table-cell>
          <table:table-cell/>
          <table:table-cell table:style-name="ce3" office:value-type="string" calcext:value-type="string">
            <text:p>landscape designer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 table:number-columns-spanned="7" table:number-rows-spanned="1">
            <text:p>The number of respondents：17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administration specialist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3" office:value-type="string" calcext:value-type="string">
            <text:p>teacher</text:p>
          </table:table-cell>
          <table:table-cell table:number-columns-repeated="1014"/>
        </table:table-row>
        <table:table-row table:style-name="ro4">
          <table:table-cell/>
          <table:table-cell table:style-name="ce5" table:formula="of:=HYPERLINK(&quot;#Q2!A1&quot;;&quot;Last&quot;)" office:value-type="string" office:string-value="Last" calcext:value-type="string">
            <text:p>Last</text:p>
          </table:table-cell>
          <table:table-cell table:style-name="ce5" table:formula="of:=HYPERLINK(&quot;#Q4!A1&quot;;&quot;Next&quot;)" office:value-type="string" office:string-value="Next" calcext:value-type="string">
            <text:p>Next</text:p>
          </table:table-cell>
          <table:table-cell table:number-columns-repeated="6"/>
          <table:table-cell table:style-name="ce6" office:value-type="string" calcext:value-type="string">
            <text:p>AME</text:p>
          </table:table-cell>
          <table:table-cell table:number-columns-repeated="1014"/>
        </table:table-row>
        <table:table-row table:style-name="ro5">
          <table:table-cell table:number-columns-repeated="9"/>
          <table:table-cell table:style-name="ce3" office:value-type="string" calcext:value-type="string">
            <text:p>Work as an accountant in foreign company.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3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4" table:style-name="ta4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4:Did you find yourcolleague or someone in your company or campus in a not appropriatetime? For example: he/she is not in the office or he/she is very busy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4.I17" table:end-x="0.3626in" table:end-y="0.0366in" draw:z-index="0" draw:name="Chart 1" draw:style-name="gr1" draw:text-style-name="P1" svg:width="4.9457in" svg:height="3.0004in" svg:x="0.0303in" svg:y="0.0945in">
              <draw:object draw:notify-on-update-of-ranges="Q4.B19:Q4.B20 Q4.H19:Q4.H2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3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Yes</text:p>
          </table:table-cell>
          <table:covered-table-cell table:number-columns-repeated="5" table:style-name="ce3"/>
          <table:table-cell table:style-name="ce3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No</text:p>
          </table:table-cell>
          <table:covered-table-cell table:number-columns-repeated="5" table:style-name="ce3"/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7" table:number-rows-spanned="1">
            <text:p>The number of respondents:17</text:p>
          </table:table-cell>
          <table:covered-table-cell table:number-columns-repeated="6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table:formula="of:=HYPERLINK(&quot;#Q3!A1&quot;;&quot;Last&quot;)" office:value-type="string" office:string-value="Last" calcext:value-type="string">
            <text:p>Last</text:p>
          </table:table-cell>
          <table:table-cell table:style-name="ce5" table:formula="of:=HYPERLINK(&quot;#Q5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5" table:style-name="ta5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5:If yes, does that condition happen often?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5.I16" table:end-x="0.3626in" table:end-y="0.1776in" draw:z-index="0" draw:name="Chart 1" draw:style-name="gr1" draw:text-style-name="P1" svg:width="4.9457in" svg:height="3.0004in" svg:x="0.0303in" svg:y="0.0945in">
              <draw:object draw:notify-on-update-of-ranges="Q5.B19:Q5.B20 Q5.H19:Q5.H2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3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Yes</text:p>
          </table:table-cell>
          <table:covered-table-cell table:number-columns-repeated="5" table:style-name="ce3"/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No</text:p>
          </table:table-cell>
          <table:covered-table-cell table:number-columns-repeated="5" table:style-name="ce3"/>
          <table:table-cell table:style-name="ce3"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7" table:number-rows-spanned="1">
            <text:p>The number of respondents:17</text:p>
          </table:table-cell>
          <table:covered-table-cell table:number-columns-repeated="6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table:formula="of:=HYPERLINK(&quot;#Q4!A1&quot;;&quot;Last&quot;)" office:value-type="string" office:string-value="Last" calcext:value-type="string">
            <text:p>Last</text:p>
          </table:table-cell>
          <table:table-cell table:style-name="ce5" table:formula="of:=HYPERLINK(&quot;#Q6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6" table:style-name="ta6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6:Do you try to solvethe problem?if yes, what actiondid you take? Does that work?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6.I16" table:end-x="0.3626in" table:end-y="0.1776in" draw:z-index="0" draw:name="Chart 1" draw:style-name="gr1" draw:text-style-name="P1" svg:width="4.9457in" svg:height="3.0004in" svg:x="0.0303in" svg:y="0.0945in">
              <draw:object draw:notify-on-update-of-ranges="Q6.B19:Q6.B20 Q6.H19:Q6.H2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3">
          <table:table-cell table:number-columns-repeated="2"/>
          <table:table-cell table:style-name="ce2" table:number-columns-repeated="5"/>
          <table:table-cell table:number-columns-repeated="2"/>
          <table:table-cell office:value-type="string" calcext:value-type="string">
            <text:p>Action: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Yes.</text:p>
          </table:table-cell>
          <table:covered-table-cell table:number-columns-repeated="5" table:style-name="ce3"/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call him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No</text:p>
          </table:table-cell>
          <table:covered-table-cell table:number-columns-repeated="5" table:style-name="ce3"/>
          <table:table-cell table:style-name="ce3" office:value-type="float" office:value="12" calcext:value-type="float">
            <text:p>12</text:p>
          </table:table-cell>
          <table:table-cell/>
          <table:table-cell table:style-name="ce3" office:value-type="string" calcext:value-type="string">
            <text:p>i write them emails in advance. normally it works.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 table:number-columns-spanned="7" table:number-rows-spanned="1">
            <text:p>The number of respondents:17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tell, see you later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table:formula="of:=HYPERLINK(&quot;#Q5!A1&quot;;&quot;Last&quot;)" office:value-type="string" office:string-value="Last" calcext:value-type="string">
            <text:p>Last</text:p>
          </table:table-cell>
          <table:table-cell table:style-name="ce5" table:formula="of:=HYPERLINK(&quot;#Q7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7" table:style-name="ta7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7:If there is anapplication which can show your colleague's state, such as whetherhe/she in the office or he/she is busy, do you want to try?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7.I16" table:end-x="0.3626in" table:end-y="0.1776in" draw:z-index="0" draw:name="Chart 1" draw:style-name="gr1" draw:text-style-name="P1" svg:width="4.9457in" svg:height="3.0004in" svg:x="0.0303in" svg:y="0.0945in">
              <draw:object draw:notify-on-update-of-ranges="Q7.B19:Q7.B20 Q7.H19:Q7.H2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3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Yes</text:p>
          </table:table-cell>
          <table:covered-table-cell table:number-columns-repeated="5" table:style-name="ce3"/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No</text:p>
          </table:table-cell>
          <table:covered-table-cell table:number-columns-repeated="5" table:style-name="ce3"/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7" table:number-rows-spanned="1">
            <text:p>The number of respondents:17</text:p>
          </table:table-cell>
          <table:covered-table-cell table:number-columns-repeated="6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table:formula="of:=HYPERLINK(&quot;#Q6!A1&quot;;&quot;Last&quot;)" office:value-type="string" office:string-value="Last" calcext:value-type="string">
            <text:p>Last</text:p>
          </table:table-cell>
          <table:table-cell table:style-name="ce5" table:formula="of:=HYPERLINK(&quot;#Q8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8" table:style-name="ta8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8:Except theinformation we mentioned above, do you want to know other informationfrom the application? What information?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8.I16" table:end-x="0.3626in" table:end-y="0.1776in" draw:z-index="0" draw:name="Chart 1" draw:style-name="gr1" draw:text-style-name="P1" svg:width="4.9457in" svg:height="3.0004in" svg:x="0.0303in" svg:y="0.0945in">
              <draw:object draw:notify-on-update-of-ranges="Q8.B19:Q8.B20 Q8.H19:Q8.H2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4">
          <table:table-cell table:number-columns-repeated="2"/>
          <table:table-cell table:style-name="ce2" table:number-columns-repeated="5"/>
          <table:table-cell table:number-columns-repeated="2"/>
          <table:table-cell table:style-name="ce2" office:value-type="string" calcext:value-type="string">
            <text:p>Additional Information: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Yes</text:p>
          </table:table-cell>
          <table:covered-table-cell table:number-columns-repeated="5" table:style-name="ce3"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What time is available for he/she in the office. It will be good to have an access to have a overview of his/her working placement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No</text:p>
          </table:table-cell>
          <table:covered-table-cell table:number-columns-repeated="5" table:style-name="ce3"/>
          <table:table-cell table:style-name="ce3" office:value-type="float" office:value="13" calcext:value-type="float">
            <text:p>13</text:p>
          </table:table-cell>
          <table:table-cell/>
          <table:table-cell table:style-name="ce3" office:value-type="string" calcext:value-type="string">
            <text:p>for example, how long will he be not in the office.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 table:number-columns-spanned="7" table:number-rows-spanned="1">
            <text:p>The number of respondents:17</text:p>
          </table:table-cell>
          <table:covered-table-cell table:number-columns-repeated="6" table:style-name="ce4"/>
          <table:table-cell/>
          <table:table-cell table:style-name="ce3" office:value-type="string" calcext:value-type="string">
            <text:p>busy or not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3" office:value-type="string" calcext:value-type="string">
            <text:p>fixed available / busy timings</text:p>
          </table:table-cell>
          <table:table-cell table:number-columns-repeated="1014"/>
        </table:table-row>
        <table:table-row table:style-name="ro4">
          <table:table-cell/>
          <table:table-cell table:style-name="ce5" table:formula="of:=HYPERLINK(&quot;#Q7!A1&quot;;&quot;Last&quot;)" office:value-type="string" office:string-value="Last" calcext:value-type="string">
            <text:p>Last</text:p>
          </table:table-cell>
          <table:table-cell table:style-name="ce5" table:formula="of:=HYPERLINK(&quot;#Q9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9" table:style-name="ta9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9:In which way do youwant to receive the information from the application?(multiple choice)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>
            <draw:frame table:end-cell-address="Q9.T16" table:end-x="0.5295in" table:end-y="0.1768in" draw:z-index="0" draw:name="Chart 1" draw:style-name="gr1" draw:text-style-name="P1" svg:width="14.215in" svg:height="2.9984in" svg:x="0.1732in" svg:y="0.0949in">
              <draw:object draw:notify-on-update-of-ranges="Q9.B19:Q9.B22 Q9.H19:Q9.H2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4">
          <table:table-cell table:number-columns-repeated="2"/>
          <table:table-cell table:style-name="ce2" table:number-columns-repeated="5"/>
          <table:table-cell table:number-columns-repeated="2"/>
          <table:table-cell table:style-name="ce2" office:value-type="string" calcext:value-type="string">
            <text:p>Other ways: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by mobile phone application</text:p>
          </table:table-cell>
          <table:covered-table-cell table:number-columns-repeated="5" table:style-name="ce7"/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Web application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by the application on you desktop of your computer</text:p>
          </table:table-cell>
          <table:covered-table-cell table:number-columns-repeated="5" table:style-name="ce7"/>
          <table:table-cell table:style-name="ce3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by the device in public area, such as the screen in the caffee room</text:p>
          </table:table-cell>
          <table:covered-table-cell table:number-columns-repeated="5" table:style-name="ce7"/>
          <table:table-cell table:style-name="ce3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other</text:p>
          </table:table-cell>
          <table:covered-table-cell table:number-columns-repeated="5" table:style-name="ce7"/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The number of respondents:17</text:p>
          </table:table-cell>
          <table:covered-table-cell table:number-columns-repeated="6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table:formula="of:=HYPERLINK(&quot;#Q8!A1&quot;;&quot;Last&quot;)" office:value-type="string" office:string-value="Last" calcext:value-type="string">
            <text:p>Last</text:p>
          </table:table-cell>
          <table:table-cell table:style-name="ce5" table:formula="of:=HYPERLINK(&quot;#Q10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10" table:style-name="ta10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10:How do you want the application to know the change of your state?(multiple choice)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10.V16" table:end-x="0.6244in" table:end-y="0.1783in" draw:z-index="0" draw:name="Chart 1" draw:style-name="gr1" draw:text-style-name="P1" svg:width="13.7748in" svg:height="3.0004in" svg:x="0.0303in" svg:y="0.0945in">
              <draw:object draw:notify-on-update-of-ranges="Q10.B19:Q10.B22 Q10.H19:Q10.H2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3">
          <table:table-cell/>
          <table:table-cell table:style-name="ce2" table:number-columns-spanned="6" table:number-rows-spanned="1"/>
          <table:covered-table-cell table:number-columns-repeated="5" table:style-name="ce2"/>
          <table:table-cell table:style-name="ce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change by yourself</text:p>
          </table:table-cell>
          <table:covered-table-cell table:number-columns-repeated="5" table:style-name="ce7"/>
          <table:table-cell table:style-name="ce3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detected by sensor automatically</text:p>
          </table:table-cell>
          <table:covered-table-cell table:number-columns-repeated="5" table:style-name="ce7"/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detected by sensor most time but you can also change when it is necessary</text:p>
          </table:table-cell>
          <table:covered-table-cell table:number-columns-repeated="5" table:style-name="ce7"/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other</text:p>
          </table:table-cell>
          <table:covered-table-cell table:number-columns-repeated="5" table:style-name="ce7"/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The number of respondents:17</text:p>
          </table:table-cell>
          <table:covered-table-cell table:number-columns-repeated="6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table:formula="of:=HYPERLINK(&quot;#Q9!A1&quot;;&quot;Last&quot;)" office:value-type="string" office:string-value="Last" calcext:value-type="string">
            <text:p>Last</text:p>
          </table:table-cell>
          <table:table-cell table:style-name="ce5" table:formula="of:=HYPERLINK(&quot;#Q11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11" table:style-name="ta1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11:How do you want to change you state?(multiple choice)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11.U16" table:end-x="0.1303in" table:end-y="0.1949in" draw:z-index="0" draw:name="Chart 1" draw:style-name="gr1" draw:text-style-name="P1" svg:width="12.6217in" svg:height="3.0004in" svg:x="0.0303in" svg:y="0.0945in">
              <draw:object draw:notify-on-update-of-ranges="Q11.B19:Q11.B23 Q11.H19:Q11.H23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/>
          <table:table-cell table:style-name="ce2" table:number-columns-spanned="6" table:number-rows-spanned="1"/>
          <table:covered-table-cell table:number-columns-repeated="5" table:style-name="ce2"/>
          <table:table-cell table:style-name="ce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checkbox on the application</text:p>
          </table:table-cell>
          <table:covered-table-cell table:number-columns-repeated="5" table:style-name="ce7"/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voice command</text:p>
          </table:table-cell>
          <table:covered-table-cell table:number-columns-repeated="5" table:style-name="ce7"/>
          <table:table-cell table:style-name="ce3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keyboard shortcut</text:p>
          </table:table-cell>
          <table:covered-table-cell table:number-columns-repeated="5" table:style-name="ce7"/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hardware device(e.g button)</text:p>
          </table:table-cell>
          <table:covered-table-cell table:number-columns-repeated="5" table:style-name="ce7"/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other</text:p>
          </table:table-cell>
          <table:covered-table-cell table:number-columns-repeated="5" table:style-name="ce7"/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7" table:number-rows-spanned="1">
            <text:p>The number of respondents:17</text:p>
          </table:table-cell>
          <table:covered-table-cell table:number-columns-repeated="6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table:formula="of:=HYPERLINK(&quot;#Q10!A1&quot;;&quot;Last&quot;)" office:value-type="string" office:string-value="Last" calcext:value-type="string">
            <text:p>Last</text:p>
          </table:table-cell>
          <table:table-cell table:style-name="ce5" table:formula="of:=HYPERLINK(&quot;#Q12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12" table:style-name="ta12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12:Do you want a function that can define the state by yourself?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12.I16" table:end-x="0.3626in" table:end-y="0.1776in" draw:z-index="0" draw:name="Chart 1" draw:style-name="gr1" draw:text-style-name="P1" svg:width="4.9457in" svg:height="3.0004in" svg:x="0.0303in" svg:y="0.0945in">
              <draw:object draw:notify-on-update-of-ranges="Q12.B19:Q12.B20 Q12.H19:Q12.H2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3">
          <table:table-cell/>
          <table:table-cell table:style-name="ce2" table:number-columns-spanned="6" table:number-rows-spanned="1"/>
          <table:covered-table-cell table:number-columns-repeated="5" table:style-name="ce2"/>
          <table:table-cell table:style-name="ce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Yes</text:p>
          </table:table-cell>
          <table:covered-table-cell table:number-columns-repeated="5" table:style-name="ce3"/>
          <table:table-cell table:style-name="ce3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No</text:p>
          </table:table-cell>
          <table:covered-table-cell table:number-columns-repeated="5" table:style-name="ce3"/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 table:number-columns-spanned="7" table:number-rows-spanned="1">
            <text:p>The number of respondents:17</text:p>
          </table:table-cell>
          <table:covered-table-cell table:number-columns-repeated="6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table:formula="of:=HYPERLINK(&quot;#Q11!A1&quot;;&quot;Last&quot;)" office:value-type="string" office:string-value="Last" calcext:value-type="string">
            <text:p>Last</text:p>
          </table:table-cell>
          <table:table-cell table:style-name="ce5" table:formula="of:=HYPERLINK(&quot;#Q13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13" table:style-name="ta13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13:How often do you have meetings in your office ?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13.I16" table:end-x="0.3626in" table:end-y="0.1776in" draw:z-index="0" draw:name="Chart 1" draw:style-name="gr1" draw:text-style-name="P1" svg:width="4.9457in" svg:height="3.0004in" svg:x="0.0303in" svg:y="0.0945in">
              <draw:object draw:notify-on-update-of-ranges="Q13.B19:Q13.B22 Q13.H19:Q13.H22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3">
          <table:table-cell/>
          <table:table-cell table:style-name="ce2" table:number-columns-spanned="6" table:number-rows-spanned="1"/>
          <table:covered-table-cell table:number-columns-repeated="5" table:style-name="ce2"/>
          <table:table-cell table:style-name="ce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once a week</text:p>
          </table:table-cell>
          <table:covered-table-cell table:number-columns-repeated="5" table:style-name="ce3"/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once a month</text:p>
          </table:table-cell>
          <table:covered-table-cell table:number-columns-repeated="5" table:style-name="ce3"/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more than 5 times a month</text:p>
          </table:table-cell>
          <table:covered-table-cell table:number-columns-repeated="5" table:style-name="ce3"/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once in 2 or 3 months</text:p>
          </table:table-cell>
          <table:covered-table-cell table:number-columns-repeated="5" table:style-name="ce3"/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The number of respondents:16</text:p>
          </table:table-cell>
          <table:covered-table-cell table:number-columns-repeated="6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table:formula="of:=HYPERLINK(&quot;#Q12!A1&quot;;&quot;Last&quot;)" office:value-type="string" office:string-value="Last" calcext:value-type="string">
            <text:p>Last</text:p>
          </table:table-cell>
          <table:table-cell table:style-name="ce5" table:formula="of:=HYPERLINK(&quot;#Q14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14" table:style-name="ta14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14:What could be the reason for not attending a meeting (often) ?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14.I16" table:end-x="0.3626in" table:end-y="0.1776in" draw:z-index="0" draw:name="Chart 1" draw:style-name="gr1" draw:text-style-name="P1" svg:width="4.9457in" svg:height="3.0004in" svg:x="0.0303in" svg:y="0.0945in">
              <draw:object draw:notify-on-update-of-ranges="Q14.B19:Q14.B22 Q14.H19:Q14.H22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4">
          <table:table-cell/>
          <table:table-cell table:style-name="ce2" table:number-columns-spanned="6" table:number-rows-spanned="1"/>
          <table:covered-table-cell table:number-columns-repeated="5" table:style-name="ce2"/>
          <table:table-cell table:style-name="ce2"/>
          <table:table-cell/>
          <table:table-cell table:style-name="ce2" office:value-type="string" calcext:value-type="string">
            <text:p>Reason: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Health issues</text:p>
          </table:table-cell>
          <table:covered-table-cell table:number-columns-repeated="5" table:style-name="ce3"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Have 2 meetings at the same time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Personal Work</text:p>
          </table:table-cell>
          <table:covered-table-cell table:number-columns-repeated="5" table:style-name="ce3"/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2 meetings are arranged at the same time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Not interested to attend</text:p>
          </table:table-cell>
          <table:covered-table-cell table:number-columns-repeated="5" table:style-name="ce3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Hate meetings :)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Other</text:p>
          </table:table-cell>
          <table:covered-table-cell table:number-columns-repeated="5" table:style-name="ce3"/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The number of respondents:16</text:p>
          </table:table-cell>
          <table:covered-table-cell table:number-columns-repeated="6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table:formula="of:=HYPERLINK(&quot;#Q13!A1&quot;;&quot;Last&quot;)" office:value-type="string" office:string-value="Last" calcext:value-type="string">
            <text:p>Last</text:p>
          </table:table-cell>
          <table:table-cell table:style-name="ce5" table:formula="of:=HYPERLINK(&quot;#Q15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15" table:style-name="ta15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15:On a scale of 5, How would you rate the importance of your presence in a meeting held in your company ? (5 means the most important)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15.I16" table:end-x="0.3626in" table:end-y="0.1776in" draw:z-index="0" draw:name="Chart 1" draw:style-name="gr1" draw:text-style-name="P1" svg:width="4.9457in" svg:height="3.0004in" svg:x="0.0303in" svg:y="0.0945in">
              <draw:object draw:notify-on-update-of-ranges="Q15.B19:Q15.B23 Q15.H19:Q15.H23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3">
          <table:table-cell/>
          <table:table-cell table:style-name="ce2" table:number-columns-spanned="6" table:number-rows-spanned="1"/>
          <table:covered-table-cell table:number-columns-repeated="5" table:style-name="ce2"/>
          <table:table-cell table:style-name="ce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1</text:p>
          </table:table-cell>
          <table:covered-table-cell table:number-columns-repeated="5" table:style-name="ce3"/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2</text:p>
          </table:table-cell>
          <table:covered-table-cell table:number-columns-repeated="5" table:style-name="ce3"/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3</text:p>
          </table:table-cell>
          <table:covered-table-cell table:number-columns-repeated="5" table:style-name="ce3"/>
          <table:table-cell table:style-name="ce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4</text:p>
          </table:table-cell>
          <table:covered-table-cell table:number-columns-repeated="5" table:style-name="ce3"/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5</text:p>
          </table:table-cell>
          <table:covered-table-cell table:number-columns-repeated="5" table:style-name="ce3"/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The number of respondents:16</text:p>
          </table:table-cell>
          <table:covered-table-cell table:number-columns-repeated="6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table:formula="of:=HYPERLINK(&quot;#Q14!A1&quot;;&quot;Last&quot;)" office:value-type="string" office:string-value="Last" calcext:value-type="string">
            <text:p>Last</text:p>
          </table:table-cell>
          <table:table-cell table:style-name="ce5" table:formula="of:=HYPERLINK(&quot;#Q16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16" table:style-name="ta16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16:How often do you NOT attend these meetings ?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/>
          <table:table-cell>
            <draw:frame table:end-cell-address="Q16.I16" table:end-x="0.3626in" table:end-y="0.1776in" draw:z-index="0" draw:name="Chart 1" draw:style-name="gr1" draw:text-style-name="P1" svg:width="4.9457in" svg:height="3.0004in" svg:x="0.0303in" svg:y="0.0945in">
              <draw:object draw:notify-on-update-of-ranges="Q16.B19:Q16.B21 Q16.H19:Q16.H2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3">
          <table:table-cell/>
          <table:table-cell table:style-name="ce2" table:number-columns-spanned="6" table:number-rows-spanned="1"/>
          <table:covered-table-cell table:number-columns-repeated="5" table:style-name="ce2"/>
          <table:table-cell table:style-name="ce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1 in 10 meetings</text:p>
          </table:table-cell>
          <table:covered-table-cell table:number-columns-repeated="5" table:style-name="ce3"/>
          <table:table-cell table:style-name="ce3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&lt;5 in 10 meetings</text:p>
          </table:table-cell>
          <table:covered-table-cell table:number-columns-repeated="5" table:style-name="ce3"/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&gt;5 in 10 meetings</text:p>
          </table:table-cell>
          <table:covered-table-cell table:number-columns-repeated="5" table:style-name="ce3"/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The number of respondents:16</text:p>
          </table:table-cell>
          <table:covered-table-cell table:number-columns-repeated="6"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" table:formula="of:=HYPERLINK(&quot;#Q15!A1&quot;;&quot;Last&quot;)" office:value-type="string" office:string-value="Last" calcext:value-type="string">
            <text:p>Last</text:p>
          </table:table-cell>
          <table:table-cell table:style-name="ce5" table:formula="of:=HYPERLINK(&quot;#Q17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17" table:style-name="ta17">
        <office:forms form:automatic-focus="false" form:apply-design-mode="false"/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Q17:here is the storyboard of our idea. Do you like that? Do you have some advice?</text:p>
          </table:table-cell>
          <table:covered-table-cell table:number-columns-repeated="8" table:style-name="ce1"/>
          <table:table-cell table:number-columns-repeated="1015"/>
        </table:table-row>
        <table:table-row table:style-name="ro4">
          <table:table-cell table:style-name="ce2" office:value-type="string" calcext:value-type="string">
            <text:p>Answer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Yes. I like i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Good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would be nice if there's a well balanced tradeoff between complete automation and complete manual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ix of user control and automation is good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i would prefer to see her status via app, so that i don't need to walk to the screen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Yes,interesting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Not quite get the point. I don't really care about how my collegue work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No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good idea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Don't like this.#If things r important, I would suggest send a meeting request 1-2days before.#If not that important, try to call first and make an appointment before go to he(r)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Non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no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it's good and quite clear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yes，this can gain time。But I think QQ have this function early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A little unnecessary, but maybe it depends to the company type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no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Ye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The number of respondents:17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5" table:formula="of:=HYPERLINK(&quot;#Q16!A1&quot;;&quot;Last&quot;)" office:value-type="string" office:string-value="Last" calcext:value-type="string">
            <text:p>Last</text:p>
          </table:table-cell>
          <table:table-cell table:style-name="ce5" table:formula="of:=HYPERLINK(&quot;#Q18!A1&quot;;&quot;Next&quot;)" office:value-type="string" office:string-value="Next" calcext:value-type="string">
            <text:p>Nex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18" table:style-name="ta18">
        <office:forms form:automatic-focus="false" form:apply-design-mode="false"/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微软雅黑" svg:font-family="微软雅黑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01:07:50.9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1" style:display-name="PageStyle_Q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" style:display-name="PageStyle_Q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" style:display-name="PageStyle_Q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" style:display-name="PageStyle_Q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" style:display-name="PageStyle_Q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" style:display-name="PageStyle_Q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" style:display-name="PageStyle_Q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" style:display-name="PageStyle_Q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" style:display-name="PageStyle_Q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0" style:display-name="PageStyle_Q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1" style:display-name="PageStyle_Q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2" style:display-name="PageStyle_Q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3" style:display-name="PageStyle_Q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4" style:display-name="PageStyle_Q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5" style:display-name="PageStyle_Q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6" style:display-name="PageStyle_Q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7" style:display-name="PageStyle_Q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8" style:display-name="PageStyle_Q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7:57:49</meta:creation-date>
    <dc:date>2014-12-09T01:22:38.460000000</dc:date>
    <meta:generator>LibreOffice/4.3.2.2$Windows_x86 LibreOffice_project/edfb5295ba211bd31ad47d0bad0118690f76407d</meta:generator>
    <meta:editing-duration>PT22M8S</meta:editing-duration>
    <meta:editing-cycles>10</meta:editing-cycles>
    <meta:document-statistic meta:table-count="18" meta:cell-count="205" meta:object-count="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22b5c3"/>
    </style:style>
    <style:style style:name="ch8" style:family="chart">
      <style:chart-properties chart:solid-type="cuboid"/>
      <style:graphic-properties draw:fill-color="#a3be57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circle" chart:style-name="ch1">
        <chart:legend chart:legend-position="end" svg:x="10.815cm" svg:y="3.214cm" style:legend-expansion="high" chart:style-name="ch2"/>
        <chart:plot-area chart:style-name="ch3" table:cell-range-address="Q1.B19:Q1.B20 Q1.H19:Q1.H20" chart:data-source-has-labels="both" svg:x="0.251cm" svg:y="0.152cm" svg:width="10.313cm" svg:height="7.316cm">
          <chartooo:coordinate-region svg:x="1.75cm" svg:y="0.153cm" svg:width="7.315cm" svg:height="7.315cm"/>
          <chart:axis chart:dimension="x" chart:name="primary-x" chart:style-name="ch4" chartooo:axis-type="text">
            <chart:categories table:cell-range-address="Q1.B19:Q1.B20"/>
          </chart:axis>
          <chart:axis chart:dimension="y" chart:name="primary-y" chart:style-name="ch5"/>
          <chart:series chart:style-name="ch6" chart:values-cell-range-address="Q1.H19:Q1.H20" loext:label-string="&quot;Pie sales data&quot;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e sales data</text:p>
              </table:table-cell>
            </table:table-row>
          </table:table-header-rows>
          <table:table-rows>
            <table:table-row>
              <table:table-cell office:value-type="string">
                <text:p>male</text:p>
                <draw:g>
                  <svg:desc>Q1.B19:Q1.B20</svg:desc>
                </draw:g>
              </table:table-cell>
              <table:table-cell office:value-type="float" office:value="10">
                <text:p>10</text:p>
                <draw:g>
                  <svg:desc>Q1.H19:Q1.H20</svg:desc>
                </draw:g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150" chart:reverse-direction="false" text:line-break="false" chart:link-data-style-to-source="false" chart:axis-position="end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/>
      <style:graphic-properties draw:stroke="none" draw:fill-color="#22b5c3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4.989cm" svg:height="7.622cm" xlink:href=".." xlink:type="simple" chart:class="chart:bar" chart:style-name="ch1">
        <chart:plot-area chart:style-name="ch2" table:cell-range-address="Q10.B19:Q10.B22 Q10.H19:Q10.H22" chart:data-source-has-labels="both" svg:x="0.699cm" svg:y="0.152cm" svg:width="33.591cm" svg:height="7.318cm">
          <chartooo:coordinate-region svg:x="11.999cm" svg:y="0.152cm" svg:width="22.194cm" svg:height="6.623cm"/>
          <chart:axis chart:dimension="x" chart:name="primary-x" chart:style-name="ch3" chartooo:axis-type="auto">
            <chartooo:date-scale/>
            <chart:categories table:cell-range-address="Q10.B19:Q10.B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10.H19:Q10.H22" loext:label-string="&quot;选中人数&quot;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选中人数</text:p>
              </table:table-cell>
            </table:table-row>
          </table:table-header-rows>
          <table:table-rows>
            <table:table-row>
              <table:table-cell office:value-type="string">
                <text:p>change by yourself</text:p>
                <draw:g>
                  <svg:desc>Q10.B19:Q10.B22</svg:desc>
                </draw:g>
              </table:table-cell>
              <table:table-cell office:value-type="float" office:value="7">
                <text:p>7</text:p>
                <draw:g>
                  <svg:desc>Q10.H19:Q10.H22</svg:desc>
                </draw:g>
              </table:table-cell>
            </table:table-row>
            <table:table-row>
              <table:table-cell office:value-type="string">
                <text:p>detected by sensor automaticall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tected by sensor most time but you can also change when it is necessary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150" chart:reverse-direction="false" text:line-break="false" chart:link-data-style-to-source="false" chart:axis-position="end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/>
      <style:graphic-properties draw:stroke="none" draw:fill-color="#22b5c3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2.06cm" svg:height="7.622cm" xlink:href=".." xlink:type="simple" chart:class="chart:bar" chart:style-name="ch1">
        <chart:plot-area chart:style-name="ch2" table:cell-range-address="Q11.B19:Q11.B23 Q11.H19:Q11.H23" chart:data-source-has-labels="both" svg:x="0.641cm" svg:y="0.152cm" svg:width="30.778cm" svg:height="7.318cm">
          <chartooo:coordinate-region svg:x="5.041cm" svg:y="0.152cm" svg:width="26.282cm" svg:height="6.623cm"/>
          <chart:axis chart:dimension="x" chart:name="primary-x" chart:style-name="ch3" chartooo:axis-type="auto">
            <chartooo:date-scale/>
            <chart:categories table:cell-range-address="Q11.B19:Q11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11.H19:Q11.H23" loext:label-string="&quot;选中人数&quot;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选中人数</text:p>
              </table:table-cell>
            </table:table-row>
          </table:table-header-rows>
          <table:table-rows>
            <table:table-row>
              <table:table-cell office:value-type="string">
                <text:p>checkbox on the application</text:p>
                <draw:g>
                  <svg:desc>Q11.B19:Q11.B23</svg:desc>
                </draw:g>
              </table:table-cell>
              <table:table-cell office:value-type="float" office:value="8">
                <text:p>8</text:p>
                <draw:g>
                  <svg:desc>Q11.H19:Q11.H23</svg:desc>
                </draw:g>
              </table:table-cell>
            </table:table-row>
            <table:table-row>
              <table:table-cell office:value-type="string">
                <text:p>voice comman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eyboard shortcut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ardware device(e.g button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22b5c3"/>
    </style:style>
    <style:style style:name="ch8" style:family="chart">
      <style:chart-properties chart:solid-type="cuboid"/>
      <style:graphic-properties draw:fill-color="#a3be57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circle" chart:style-name="ch1">
        <chart:legend chart:legend-position="end" svg:x="11.323cm" svg:y="3.214cm" style:legend-expansion="high" chart:style-name="ch2"/>
        <chart:plot-area chart:style-name="ch3" table:cell-range-address="Q12.B19:Q12.B20 Q12.H19:Q12.H20" chart:data-source-has-labels="both" svg:x="0.251cm" svg:y="0.152cm" svg:width="10.821cm" svg:height="7.316cm">
          <chartooo:coordinate-region svg:x="2.004cm" svg:y="0.153cm" svg:width="7.315cm" svg:height="7.315cm"/>
          <chart:axis chart:dimension="x" chart:name="primary-x" chart:style-name="ch4" chartooo:axis-type="text">
            <chart:categories table:cell-range-address="Q12.B19:Q12.B20"/>
          </chart:axis>
          <chart:axis chart:dimension="y" chart:name="primary-y" chart:style-name="ch5"/>
          <chart:series chart:style-name="ch6" chart:values-cell-range-address="Q12.H19:Q12.H20" loext:label-string="&quot;Pie sales data&quot;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e sales data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Q12.B19:Q12.B20</svg:desc>
                </draw:g>
              </table:table-cell>
              <table:table-cell office:value-type="float" office:value="13">
                <text:p>13</text:p>
                <draw:g>
                  <svg:desc>Q12.H19:Q12.H20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22b5c3"/>
    </style:style>
    <style:style style:name="ch8" style:family="chart">
      <style:chart-properties chart:solid-type="cuboid"/>
      <style:graphic-properties draw:fill-color="#a3be57"/>
    </style:style>
    <style:style style:name="ch9" style:family="chart">
      <style:chart-properties chart:solid-type="cuboid"/>
      <style:graphic-properties draw:fill-color="#ff9c9c"/>
    </style:style>
    <style:style style:name="ch10" style:family="chart">
      <style:chart-properties chart:solid-type="cuboid"/>
      <style:graphic-properties draw:fill-color="#48cfef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circle" chart:style-name="ch1">
        <chart:legend chart:legend-position="end" svg:x="8.571cm" svg:y="2.445cm" style:legend-expansion="high" chart:style-name="ch2"/>
        <chart:plot-area chart:style-name="ch3" table:cell-range-address="Q13.B19:Q13.B22 Q13.H19:Q13.H22" chart:data-source-has-labels="both" svg:x="0.251cm" svg:y="0.152cm" svg:width="8.069cm" svg:height="7.316cm">
          <chartooo:coordinate-region svg:x="0.628cm" svg:y="0.153cm" svg:width="7.315cm" svg:height="7.315cm"/>
          <chart:axis chart:dimension="x" chart:name="primary-x" chart:style-name="ch4" chartooo:axis-type="text">
            <chart:categories table:cell-range-address="Q13.B19:Q13.B22"/>
          </chart:axis>
          <chart:axis chart:dimension="y" chart:name="primary-y" chart:style-name="ch5"/>
          <chart:series chart:style-name="ch6" chart:values-cell-range-address="Q13.H19:Q13.H22" loext:label-string="&quot;Pie sales data&quot;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e sales data</text:p>
              </table:table-cell>
            </table:table-row>
          </table:table-header-rows>
          <table:table-rows>
            <table:table-row>
              <table:table-cell office:value-type="string">
                <text:p>once a week</text:p>
                <draw:g>
                  <svg:desc>Q13.B19:Q13.B22</svg:desc>
                </draw:g>
              </table:table-cell>
              <table:table-cell office:value-type="float" office:value="5">
                <text:p>5</text:p>
                <draw:g>
                  <svg:desc>Q13.H19:Q13.H22</svg:desc>
                </draw:g>
              </table:table-cell>
            </table:table-row>
            <table:table-row>
              <table:table-cell office:value-type="string">
                <text:p>once a month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re than 5 times a mont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nce in 2 or 3 month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22b5c3"/>
    </style:style>
    <style:style style:name="ch8" style:family="chart">
      <style:chart-properties chart:solid-type="cuboid"/>
      <style:graphic-properties draw:fill-color="#a3be57"/>
    </style:style>
    <style:style style:name="ch9" style:family="chart">
      <style:chart-properties chart:solid-type="cuboid"/>
      <style:graphic-properties draw:fill-color="#ff9c9c"/>
    </style:style>
    <style:style style:name="ch10" style:family="chart">
      <style:chart-properties chart:solid-type="cuboid"/>
      <style:graphic-properties draw:fill-color="#48cfef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circle" chart:style-name="ch1">
        <chart:legend chart:legend-position="end" svg:x="8.212cm" svg:y="2.668cm" style:legend-expansion="high" chart:style-name="ch2"/>
        <chart:plot-area chart:style-name="ch3" table:cell-range-address="Q14.B19:Q14.B22 Q14.H19:Q14.H22" chart:data-source-has-labels="both" svg:x="0.251cm" svg:y="0.152cm" svg:width="7.71cm" svg:height="7.316cm">
          <chartooo:coordinate-region svg:x="0.448cm" svg:y="0.153cm" svg:width="7.315cm" svg:height="7.315cm"/>
          <chart:axis chart:dimension="x" chart:name="primary-x" chart:style-name="ch4" chartooo:axis-type="text">
            <chart:categories table:cell-range-address="Q14.B19:Q14.B22"/>
          </chart:axis>
          <chart:axis chart:dimension="y" chart:name="primary-y" chart:style-name="ch5"/>
          <chart:series chart:style-name="ch6" chart:values-cell-range-address="Q14.H19:Q14.H22" loext:label-string="&quot;Pie sales data&quot;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e sales data</text:p>
              </table:table-cell>
            </table:table-row>
          </table:table-header-rows>
          <table:table-rows>
            <table:table-row>
              <table:table-cell office:value-type="string">
                <text:p>Health issues</text:p>
                <draw:g>
                  <svg:desc>Q14.B19:Q14.B22</svg:desc>
                </draw:g>
              </table:table-cell>
              <table:table-cell office:value-type="float" office:value="4">
                <text:p>4</text:p>
                <draw:g>
                  <svg:desc>Q14.H19:Q14.H22</svg:desc>
                </draw:g>
              </table:table-cell>
            </table:table-row>
            <table:table-row>
              <table:table-cell office:value-type="string">
                <text:p>Personal Work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ot interested to atte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22b5c3"/>
    </style:style>
    <style:style style:name="ch8" style:family="chart">
      <style:chart-properties chart:solid-type="cuboid"/>
      <style:graphic-properties draw:fill-color="#a3be57"/>
    </style:style>
    <style:style style:name="ch9" style:family="chart">
      <style:chart-properties chart:solid-type="cuboid"/>
      <style:graphic-properties draw:fill-color="#ff9c9c"/>
    </style:style>
    <style:style style:name="ch10" style:family="chart">
      <style:chart-properties chart:solid-type="cuboid"/>
      <style:graphic-properties draw:fill-color="#48cfef"/>
    </style:style>
    <style:style style:name="ch11" style:family="chart">
      <style:chart-properties chart:solid-type="cuboid"/>
      <style:graphic-properties draw:fill-color="#25bf6e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circle" chart:style-name="ch1">
        <chart:legend chart:legend-position="end" svg:x="11.619cm" svg:y="2.395cm" style:legend-expansion="high" chart:style-name="ch2"/>
        <chart:plot-area chart:style-name="ch3" table:cell-range-address="Q15.B19:Q15.B23 Q15.H19:Q15.H23" chart:data-source-has-labels="both" svg:x="0.251cm" svg:y="0.152cm" svg:width="11.117cm" svg:height="7.316cm">
          <chartooo:coordinate-region svg:x="2.152cm" svg:y="0.153cm" svg:width="7.315cm" svg:height="7.315cm"/>
          <chart:axis chart:dimension="x" chart:name="primary-x" chart:style-name="ch4" chartooo:axis-type="text">
            <chart:categories table:cell-range-address="Q15.B19:Q15.B23"/>
          </chart:axis>
          <chart:axis chart:dimension="y" chart:name="primary-y" chart:style-name="ch5"/>
          <chart:series chart:style-name="ch6" chart:values-cell-range-address="Q15.H19:Q15.H23" loext:label-string="&quot;Pie sales data&quot;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e sales 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Q15.B19:Q15.B23</svg:desc>
                </draw:g>
              </table:table-cell>
              <table:table-cell office:value-type="float" office:value="4">
                <text:p>4</text:p>
                <draw:g>
                  <svg:desc>Q15.H19:Q15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22b5c3"/>
    </style:style>
    <style:style style:name="ch8" style:family="chart">
      <style:chart-properties chart:solid-type="cuboid"/>
      <style:graphic-properties draw:fill-color="#a3be57"/>
    </style:style>
    <style:style style:name="ch9" style:family="chart">
      <style:chart-properties chart:solid-type="cuboid"/>
      <style:graphic-properties draw:fill-color="#ff9c9c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circle" chart:style-name="ch1">
        <chart:legend chart:legend-position="end" svg:x="9.185cm" svg:y="2.941cm" style:legend-expansion="high" chart:style-name="ch2"/>
        <chart:plot-area chart:style-name="ch3" table:cell-range-address="Q16.B19:Q16.B21 Q16.H19:Q16.H21" chart:data-source-has-labels="both" svg:x="0.251cm" svg:y="0.152cm" svg:width="8.683cm" svg:height="7.316cm">
          <chartooo:coordinate-region svg:x="0.935cm" svg:y="0.153cm" svg:width="7.315cm" svg:height="7.315cm"/>
          <chart:axis chart:dimension="x" chart:name="primary-x" chart:style-name="ch4" chartooo:axis-type="text">
            <chart:categories table:cell-range-address="Q16.B19:Q16.B21"/>
          </chart:axis>
          <chart:axis chart:dimension="y" chart:name="primary-y" chart:style-name="ch5"/>
          <chart:series chart:style-name="ch6" chart:values-cell-range-address="Q16.H19:Q16.H21" loext:label-string="&quot;Pie sales data&quot;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e sales data</text:p>
              </table:table-cell>
            </table:table-row>
          </table:table-header-rows>
          <table:table-rows>
            <table:table-row>
              <table:table-cell office:value-type="string">
                <text:p>1 in 10 meetings</text:p>
                <draw:g>
                  <svg:desc>Q16.B19:Q16.B21</svg:desc>
                </draw:g>
              </table:table-cell>
              <table:table-cell office:value-type="float" office:value="9">
                <text:p>9</text:p>
                <draw:g>
                  <svg:desc>Q16.H19:Q16.H21</svg:desc>
                </draw:g>
              </table:table-cell>
            </table:table-row>
            <table:table-row>
              <table:table-cell office:value-type="string">
                <text:p>&lt;5 in 10 meeting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5 in 10 meeting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22b5c3"/>
    </style:style>
    <style:style style:name="ch8" style:family="chart">
      <style:chart-properties chart:solid-type="cuboid"/>
      <style:graphic-properties draw:fill-color="#a3be57"/>
    </style:style>
    <style:style style:name="ch9" style:family="chart">
      <style:chart-properties chart:solid-type="cuboid"/>
      <style:graphic-properties draw:fill-color="#ff9c9c"/>
    </style:style>
    <style:style style:name="ch10" style:family="chart">
      <style:chart-properties chart:solid-type="cuboid"/>
      <style:graphic-properties draw:fill-color="#48cfef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circle" chart:style-name="ch1">
        <chart:legend chart:legend-position="end" svg:x="10.942cm" svg:y="2.668cm" style:legend-expansion="high" chart:style-name="ch2"/>
        <chart:plot-area chart:style-name="ch3" table:cell-range-address="Q2.B19:Q2.B22 Q2.H19:Q2.H22" chart:data-source-has-labels="both" svg:x="0.251cm" svg:y="0.152cm" svg:width="10.44cm" svg:height="7.316cm">
          <chartooo:coordinate-region svg:x="1.813cm" svg:y="0.153cm" svg:width="7.315cm" svg:height="7.315cm"/>
          <chart:axis chart:dimension="x" chart:name="primary-x" chart:style-name="ch4" chartooo:axis-type="text">
            <chart:categories table:cell-range-address="Q2.B19:Q2.B22"/>
          </chart:axis>
          <chart:axis chart:dimension="y" chart:name="primary-y" chart:style-name="ch5"/>
          <chart:series chart:style-name="ch6" chart:values-cell-range-address="Q2.H19:Q2.H22" loext:label-string="&quot;Pie sales data&quot;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e sales data</text:p>
              </table:table-cell>
            </table:table-row>
          </table:table-header-rows>
          <table:table-rows>
            <table:table-row>
              <table:table-cell office:value-type="string">
                <text:p>15-25</text:p>
                <draw:g>
                  <svg:desc>Q2.B19:Q2.B22</svg:desc>
                </draw:g>
              </table:table-cell>
              <table:table-cell office:value-type="float" office:value="14">
                <text:p>14</text:p>
                <draw:g>
                  <svg:desc>Q2.H19:Q2.H22</svg:desc>
                </draw:g>
              </table:table-cell>
            </table:table-row>
            <table:table-row>
              <table:table-cell office:value-type="string">
                <text:p>25-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-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22b5c3"/>
    </style:style>
    <style:style style:name="ch8" style:family="chart">
      <style:chart-properties chart:solid-type="cuboid"/>
      <style:graphic-properties draw:fill-color="#a3be57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circle" chart:style-name="ch1">
        <chart:legend chart:legend-position="end" svg:x="9.101cm" svg:y="3.214cm" style:legend-expansion="high" chart:style-name="ch2"/>
        <chart:plot-area chart:style-name="ch3" table:cell-range-address="Q3.B19:Q3.B20 Q3.H19:Q3.H20" chart:data-source-has-labels="both" svg:x="0.251cm" svg:y="0.152cm" svg:width="8.599cm" svg:height="7.316cm">
          <chartooo:coordinate-region svg:x="0.893cm" svg:y="0.153cm" svg:width="7.315cm" svg:height="7.315cm"/>
          <chart:axis chart:dimension="x" chart:name="primary-x" chart:style-name="ch4" chartooo:axis-type="text">
            <chart:categories table:cell-range-address="Q3.B19:Q3.B20"/>
          </chart:axis>
          <chart:axis chart:dimension="y" chart:name="primary-y" chart:style-name="ch5"/>
          <chart:series chart:style-name="ch6" chart:values-cell-range-address="Q3.H19:Q3.H20" loext:label-string="&quot;Pie sales data&quot;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e sales data</text:p>
              </table:table-cell>
            </table:table-row>
          </table:table-header-rows>
          <table:table-rows>
            <table:table-row>
              <table:table-cell office:value-type="string">
                <text:p>Yes, I am</text:p>
                <draw:g>
                  <svg:desc>Q3.B19:Q3.B20</svg:desc>
                </draw:g>
              </table:table-cell>
              <table:table-cell office:value-type="float" office:value="8">
                <text:p>8</text:p>
                <draw:g>
                  <svg:desc>Q3.H19:Q3.H20</svg:desc>
                </draw:g>
              </table:table-cell>
            </table:table-row>
            <table:table-row>
              <table:table-cell office:value-type="string">
                <text:p>No, I am a student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22b5c3"/>
    </style:style>
    <style:style style:name="ch8" style:family="chart">
      <style:chart-properties chart:solid-type="cuboid"/>
      <style:graphic-properties draw:fill-color="#a3be57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63cm" svg:height="7.622cm" xlink:href=".." xlink:type="simple" chart:class="chart:circle" chart:style-name="ch1">
        <chart:legend chart:legend-position="end" svg:x="11.321cm" svg:y="3.215cm" style:legend-expansion="high" chart:style-name="ch2"/>
        <chart:plot-area chart:style-name="ch3" table:cell-range-address="Q4.B19:Q4.B20 Q4.H19:Q4.H20" chart:data-source-has-labels="both" svg:x="0.251cm" svg:y="0.152cm" svg:width="10.819cm" svg:height="7.318cm">
          <chartooo:coordinate-region svg:x="2.002cm" svg:y="0.153cm" svg:width="7.317cm" svg:height="7.317cm"/>
          <chart:axis chart:dimension="x" chart:name="primary-x" chart:style-name="ch4" chartooo:axis-type="text">
            <chart:categories table:cell-range-address="Q4.B19:Q4.B20"/>
          </chart:axis>
          <chart:axis chart:dimension="y" chart:name="primary-y" chart:style-name="ch5"/>
          <chart:series chart:style-name="ch6" chart:values-cell-range-address="Q4.H19:Q4.H20" loext:label-string="&quot;Pie sales data&quot;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e sales data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Q4.B19:Q4.B20</svg:desc>
                </draw:g>
              </table:table-cell>
              <table:table-cell office:value-type="float" office:value="16">
                <text:p>16</text:p>
                <draw:g>
                  <svg:desc>Q4.H19:Q4.H20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22b5c3"/>
    </style:style>
    <style:style style:name="ch8" style:family="chart">
      <style:chart-properties chart:solid-type="cuboid"/>
      <style:graphic-properties draw:fill-color="#a3be57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circle" chart:style-name="ch1">
        <chart:legend chart:legend-position="end" svg:x="11.323cm" svg:y="3.214cm" style:legend-expansion="high" chart:style-name="ch2"/>
        <chart:plot-area chart:style-name="ch3" table:cell-range-address="Q5.B19:Q5.B20 Q5.H19:Q5.H20" chart:data-source-has-labels="both" svg:x="0.251cm" svg:y="0.152cm" svg:width="10.821cm" svg:height="7.316cm">
          <chartooo:coordinate-region svg:x="2.004cm" svg:y="0.153cm" svg:width="7.315cm" svg:height="7.315cm"/>
          <chart:axis chart:dimension="x" chart:name="primary-x" chart:style-name="ch4" chartooo:axis-type="text">
            <chart:categories table:cell-range-address="Q5.B19:Q5.B20"/>
          </chart:axis>
          <chart:axis chart:dimension="y" chart:name="primary-y" chart:style-name="ch5"/>
          <chart:series chart:style-name="ch6" chart:values-cell-range-address="Q5.H19:Q5.H20" loext:label-string="&quot;Pie sales data&quot;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e sales data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Q5.B19:Q5.B20</svg:desc>
                </draw:g>
              </table:table-cell>
              <table:table-cell office:value-type="float" office:value="8">
                <text:p>8</text:p>
                <draw:g>
                  <svg:desc>Q5.H19:Q5.H20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22b5c3"/>
    </style:style>
    <style:style style:name="ch8" style:family="chart">
      <style:chart-properties chart:solid-type="cuboid"/>
      <style:graphic-properties draw:fill-color="#a3be57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circle" chart:style-name="ch1">
        <chart:legend chart:legend-position="end" svg:x="11.238cm" svg:y="3.214cm" style:legend-expansion="high" chart:style-name="ch2"/>
        <chart:plot-area chart:style-name="ch3" table:cell-range-address="Q6.B19:Q6.B20 Q6.H19:Q6.H20" chart:data-source-has-labels="both" svg:x="0.251cm" svg:y="0.152cm" svg:width="10.736cm" svg:height="7.316cm">
          <chartooo:coordinate-region svg:x="1.961cm" svg:y="0.153cm" svg:width="7.315cm" svg:height="7.315cm"/>
          <chart:axis chart:dimension="x" chart:name="primary-x" chart:style-name="ch4" chartooo:axis-type="text">
            <chart:categories table:cell-range-address="Q6.B19:Q6.B20"/>
          </chart:axis>
          <chart:axis chart:dimension="y" chart:name="primary-y" chart:style-name="ch5"/>
          <chart:series chart:style-name="ch6" chart:values-cell-range-address="Q6.H19:Q6.H20" loext:label-string="&quot;Pie sales data&quot;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e sales data</text:p>
              </table:table-cell>
            </table:table-row>
          </table:table-header-rows>
          <table:table-rows>
            <table:table-row>
              <table:table-cell office:value-type="string">
                <text:p>Yes.</text:p>
                <draw:g>
                  <svg:desc>Q6.B19:Q6.B20</svg:desc>
                </draw:g>
              </table:table-cell>
              <table:table-cell office:value-type="float" office:value="5">
                <text:p>5</text:p>
                <draw:g>
                  <svg:desc>Q6.H19:Q6.H20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22b5c3"/>
    </style:style>
    <style:style style:name="ch8" style:family="chart">
      <style:chart-properties chart:solid-type="cuboid"/>
      <style:graphic-properties draw:fill-color="#a3be57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circle" chart:style-name="ch1">
        <chart:legend chart:legend-position="end" svg:x="11.323cm" svg:y="3.214cm" style:legend-expansion="high" chart:style-name="ch2"/>
        <chart:plot-area chart:style-name="ch3" table:cell-range-address="Q7.B19:Q7.B20 Q7.H19:Q7.H20" chart:data-source-has-labels="both" svg:x="0.251cm" svg:y="0.152cm" svg:width="10.821cm" svg:height="7.316cm">
          <chartooo:coordinate-region svg:x="2.004cm" svg:y="0.153cm" svg:width="7.315cm" svg:height="7.315cm"/>
          <chart:axis chart:dimension="x" chart:name="primary-x" chart:style-name="ch4" chartooo:axis-type="text">
            <chart:categories table:cell-range-address="Q7.B19:Q7.B20"/>
          </chart:axis>
          <chart:axis chart:dimension="y" chart:name="primary-y" chart:style-name="ch5"/>
          <chart:series chart:style-name="ch6" chart:values-cell-range-address="Q7.H19:Q7.H20" loext:label-string="&quot;Pie sales data&quot;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e sales data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Q7.B19:Q7.B20</svg:desc>
                </draw:g>
              </table:table-cell>
              <table:table-cell office:value-type="float" office:value="13">
                <text:p>13</text:p>
                <draw:g>
                  <svg:desc>Q7.H19:Q7.H20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22b5c3"/>
    </style:style>
    <style:style style:name="ch8" style:family="chart">
      <style:chart-properties chart:solid-type="cuboid"/>
      <style:graphic-properties draw:fill-color="#a3be57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565cm" svg:height="7.62cm" xlink:href=".." xlink:type="simple" chart:class="chart:circle" chart:style-name="ch1">
        <chart:legend chart:legend-position="end" svg:x="11.323cm" svg:y="3.214cm" style:legend-expansion="high" chart:style-name="ch2"/>
        <chart:plot-area chart:style-name="ch3" table:cell-range-address="Q8.B19:Q8.B20 Q8.H19:Q8.H20" chart:data-source-has-labels="both" svg:x="0.251cm" svg:y="0.152cm" svg:width="10.821cm" svg:height="7.316cm">
          <chartooo:coordinate-region svg:x="2.004cm" svg:y="0.153cm" svg:width="7.315cm" svg:height="7.315cm"/>
          <chart:axis chart:dimension="x" chart:name="primary-x" chart:style-name="ch4" chartooo:axis-type="text">
            <chart:categories table:cell-range-address="Q8.B19:Q8.B20"/>
          </chart:axis>
          <chart:axis chart:dimension="y" chart:name="primary-y" chart:style-name="ch5"/>
          <chart:series chart:style-name="ch6" chart:values-cell-range-address="Q8.H19:Q8.H20" loext:label-string="&quot;Pie sales data&quot;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e sales data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Q8.B19:Q8.B20</svg:desc>
                </draw:g>
              </table:table-cell>
              <table:table-cell office:value-type="float" office:value="4">
                <text:p>4</text:p>
                <draw:g>
                  <svg:desc>Q8.H19:Q8.H20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150" chart:reverse-direction="false" text:line-break="false" chart:link-data-style-to-source="false" chart:axis-position="end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/>
      <style:graphic-properties draw:stroke="none" draw:fill-color="#22b5c3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6.107cm" svg:height="7.617cm" xlink:href=".." xlink:type="simple" chart:class="chart:bar" chart:style-name="ch1">
        <chart:plot-area chart:style-name="ch2" table:cell-range-address="Q9.B19:Q9.B22 Q9.H19:Q9.H22" chart:data-source-has-labels="both" svg:x="0.722cm" svg:y="0.152cm" svg:width="34.663cm" svg:height="7.313cm">
          <chartooo:coordinate-region svg:x="10.604cm" svg:y="0.152cm" svg:width="24.589cm" svg:height="6.618cm"/>
          <chart:axis chart:dimension="x" chart:name="primary-x" chart:style-name="ch3" chartooo:axis-type="auto">
            <chartooo:date-scale/>
            <chart:categories table:cell-range-address="Q9.B19:Q9.B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9.H19:Q9.H22" loext:label-string="&quot;选中人数&quot;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选中人数</text:p>
              </table:table-cell>
            </table:table-row>
          </table:table-header-rows>
          <table:table-rows>
            <table:table-row>
              <table:table-cell office:value-type="string">
                <text:p>by mobile phone application</text:p>
                <draw:g>
                  <svg:desc>Q9.B19:Q9.B22</svg:desc>
                </draw:g>
              </table:table-cell>
              <table:table-cell office:value-type="float" office:value="8">
                <text:p>8</text:p>
                <draw:g>
                  <svg:desc>Q9.H19:Q9.H22</svg:desc>
                </draw:g>
              </table:table-cell>
            </table:table-row>
            <table:table-row>
              <table:table-cell office:value-type="string">
                <text:p>by the application on you desktop of your computer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y the device in public area, such as the screen in the caffee room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